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vg:font-family="Bahnschrift" style:font-family-generic="swiss"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rame_20_contents">
      <style:paragraph-properties fo:text-align="center" style:justify-single-word="false"/>
      <style:text-properties style:font-name="Bahnschrift SemiBold" officeooo:rsid="0017ab1f" officeooo:paragraph-rsid="0017ab1f"/>
    </style:style>
    <style:style style:name="P2" style:family="paragraph" style:parent-style-name="Frame_20_contents">
      <style:paragraph-properties fo:text-align="center" style:justify-single-word="false"/>
      <style:text-properties style:font-name="Bahnschrift SemiBold"/>
    </style:style>
    <style:style style:name="P3" style:family="paragraph" style:parent-style-name="Standard">
      <style:text-properties style:font-name="Bahnschrift" fo:font-size="14pt" fo:font-weight="bold" officeooo:rsid="0017ab1f" officeooo:paragraph-rsid="0017ab1f" style:font-size-asian="12.25pt" style:font-weight-asian="bold" style:font-size-complex="14pt" style:font-weight-complex="bold"/>
    </style:style>
    <style:style style:name="P4" style:family="paragraph" style:parent-style-name="Standard">
      <style:text-properties style:font-name="Bahnschrift" fo:font-size="12pt" fo:font-weight="normal" officeooo:rsid="0017ab1f" officeooo:paragraph-rsid="0017ab1f" style:font-size-asian="10.5pt" style:font-weight-asian="normal" style:font-size-complex="12pt" style:font-weight-complex="normal"/>
    </style:style>
    <style:style style:name="P5" style:family="paragraph">
      <style:paragraph-properties fo:text-align="center"/>
    </style:style>
    <style:style style:name="P6" style:family="paragraph">
      <loext:graphic-properties draw:fill="none"/>
    </style:style>
    <style:style style:name="T1" style:family="text">
      <style:text-properties officeooo:rsid="0017ab1f"/>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svg:stroke-width="0.051cm" svg:stroke-color="#000000" draw:marker-start-width="0.429cm" draw:marker-end-width="0.429cm" draw:fill="none" draw:textarea-horizontal-align="justify" draw:textarea-vertical-align="middle" draw:auto-grow-height="false" fo:min-height="2.663cm" fo:min-width="5.521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parent-style-name="Frame">
      <style:graphic-properties svg:stroke-width="0.051cm" svg:stroke-color="#000000" draw:marker-start-width="0.429cm" draw:marker-end-width="0.429cm" draw:fill="none" draw:textarea-horizontal-align="justify" draw:textarea-vertical-align="middle" draw:auto-grow-height="false" fo:min-height="2.713cm" fo:min-width="6.56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ufbau des Programms – Kartenspiel Prototyp</text:p>
      <text:p text:style-name="P3"/>
      <text:p text:style-name="P4"><draw:custom-shape text:anchor-type="paragraph" draw:z-index="0" draw:name="Form 1" draw:style-name="gr3" draw:text-style-name="P6" svg:width="6.859cm" svg:height="3.006cm" svg:x="4.817cm" svg:y="2.981cm"><text:p text:style-name="P1">GameManager.Instan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 2" draw:style-name="gr2" draw:text-style-name="P6" svg:width="5.864cm" svg:height="3.006cm" svg:x="-1.258cm" svg:y="7.807cm"><text:p text:style-name="P2">„<text:span text:style-name="T1">MenuSce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 3" draw:style-name="gr2" draw:text-style-name="P6" svg:width="5.864cm" svg:height="3.006cm" svg:x="5.198cm" svg:y="7.807cm"><text:p text:style-name="P2">„<text:span text:style-name="T1">GameSce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 4" draw:style-name="gr2" draw:text-style-name="P6" svg:width="5.864cm" svg:height="3.006cm" svg:x="11.887cm" svg:y="7.828cm"><text:p text:style-name="P2">„<text:span text:style-name="T1">HighScoreSce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nie 1" draw:style-name="gr1" draw:text-style-name="P5" svg:x1="4.817cm" svg:y1="4.336cm" svg:x2="1.367cm" svg:y2="4.357cm"><text:p/></draw:line><draw:line text:anchor-type="paragraph" draw:z-index="5" draw:name="Linie 2" draw:style-name="gr1" draw:text-style-name="P5" svg:x1="1.367cm" svg:y1="4.357cm" svg:x2="1.388cm" svg:y2="7.807cm"><text:p/></draw:line><draw:line text:anchor-type="paragraph" draw:z-index="6" draw:name="Linie 3" draw:style-name="gr1" draw:text-style-name="P5" svg:x1="11.675cm" svg:y1="4.293cm" svg:x2="14.681cm" svg:y2="4.314cm"><text:p/></draw:line><draw:line text:anchor-type="paragraph" draw:z-index="7" draw:name="vertikale Linie 1" draw:style-name="gr1" draw:text-style-name="P5" svg:x1="14.681cm" svg:y1="4.314cm" svg:x2="14.681cm" svg:y2="7.658cm"><text:p/></draw:line><draw:line text:anchor-type="paragraph" draw:z-index="8" draw:name="Linie 4" draw:style-name="gr1" draw:text-style-name="P5" svg:x1="4.606cm" svg:y1="9.267cm" svg:x2="5.199cm" svg:y2="9.246cm"><text:p/></draw:line><draw:line text:anchor-type="paragraph" draw:z-index="9" draw:name="Horizontale Linie 1" draw:style-name="gr1" draw:text-style-name="P5" svg:x1="11.061cm" svg:y1="9.373cm" svg:x2="11.887cm" svg:y2="9.373cm"><text:p/></draw:line>Wir verwenden Managerklassen, die als Singleton implementiert werden. Das heißt die Klassen sind aus jeder Szene heraus erreichbar und bleiben über das ganze Spiel bestehen. Sie werden bei Szenenwechsel nicht zerstö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vg:font-family="Bahnschrift" style:font-family-generic="swiss"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0T09:50:39.681000000</meta:creation-date>
    <meta:generator>LibreOffice/7.2.0.4$Windows_X86_64 LibreOffice_project/9a9c6381e3f7a62afc1329bd359cc48accb6435b</meta:generator>
    <dc:date>2022-12-20T10:00:16.145000000</dc:date>
    <meta:editing-duration>PT9M37S</meta:editing-duration>
    <meta:editing-cycles>1</meta:editing-cycles>
    <meta:document-statistic meta:table-count="0" meta:image-count="0" meta:object-count="0" meta:page-count="1" meta:paragraph-count="6" meta:word-count="40" meta:character-count="319" meta:non-whitespace-character-count="284"/>
  </office:meta>
</office:document-meta>
</file>